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.079cm" fo:margin-right="0cm" fo:text-indent="0cm" style:auto-text-indent="false"/>
    </style:style>
    <style:style style:name="P2" style:family="paragraph" style:parent-style-name="Standard">
      <style:paragraph-properties fo:margin-left="0.079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T1" style:family="text">
      <style:text-properties fo:font-size="14pt" style:font-size-asian="14pt" style:font-size-complex="14pt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><text:span text:style-name="T1">Ingressi:<text:tab/></text:span></text:p>
        <text:list xml:id="list4492856492547509784" text:style-name="WWNum1">
          <text:list-item>
            <text:p text:style-name="P4"><text:span text:style-name="T1">pulsanti di lavoro. A-B-C-D</text:span></text:p>
          </text:list-item>
        </text:list>
        <text:list xml:id="list559963181467644644" text:style-name="WWNum2">
          <text:list-item>
            <text:p text:style-name="P5"><text:span text:style-name="T1">ON/OFF di reset.<text:tab/><text:tab/><text:tab/><text:tab/><text:tab/><text:tab/></text:span></text:p>
          </text:list-item>
        </text:list>
        <text:p text:style-name="P1"><text:span text:style-name="T1">Uscita :</text:span></text:p>
        <text:p text:style-name="P1"><text:span text:style-name="T1">per foto accoppiatore.</text:span></text:p>
        <text:p text:style-name="P1"><text:span text:style-name="T1">&lt;&lt;&lt;&lt;&lt;&lt;&lt;&lt;&lt;&lt;&lt;&lt;&lt;&lt;&lt;&lt;&lt;&lt;&lt;&lt;&lt;&lt;&lt;&lt;&lt;&lt;&lt;&lt;&lt;&lt;&lt;</text:span></text:p>
        <text:p text:style-name="P1"><text:span text:style-name="T1">Come</text:span></text:p>
        <text:p text:style-name="P1"><text:span text:style-name="T1">Devono essere premuti contemporaneamente per almeno 200ms due pulsanti.</text:span></text:p>
        <text:p text:style-name="P1"><text:span text:style-name="T1">Un pulsante comune A con un altro a scelta dell’operatore B od C od D.</text:span></text:p>
        <text:p text:style-name="P1"><text:span text:style-name="T1">I pulsanti devono rimanere premuti per tutto il tempo del ciclo.</text:span></text:p>
        <text:p text:style-name="P1"><text:span text:style-name="T1">Il ciclo successivo riparte dopo 3s.</text:span></text:p>
        <text:p text:style-name="P1"><text:span text:style-name="T1">Il rilascio di un pulsante durante il ciclo resetta il ciclo stesso.</text:span></text:p>
        <text:p text:style-name="P1"><text:span text:style-name="T1">.</text:span></text:p>
        <text:p text:style-name="P1"><text:span text:style-name="T1">Volendo metterci qualcosa in più…….</text:span></text:p>
        <text:p text:style-name="P1"><text:span text:style-name="T1">Si può aggiungere un ingresso ON/OFF , con la funzione di “ SE “.</text:span></text:p>
        <text:p text:style-name="P1"><text:span text:style-name="T1">Cioè il ciclo non parte se questo ingresso non è chiuso.</text:span></text:p>
        <text:p text:style-name="P1"><text:span text:style-name="T1">.</text:span></text:p>
        <text:p text:style-name="P1"><text:span text:style-name="T1">I tempi dei pulsanti devono essere regolabili con trimmer e con dei tempi da 0,5s a 6s.</text:span></text:p>
        <text:p text:style-name="P2"/>
        <text:p text:style-name="P2"/>
  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</meta:initial-creator>
    <dc:creator>Alessandro</dc:creator>
    <meta:editing-cycles>1</meta:editing-cycles>
    <meta:creation-date>2016-12-15T08:52:00</meta:creation-date>
    <dc:date>2016-12-15T09:13:00</dc:date>
    <meta:editing-duration>PT21M</meta:editing-duration>
    <meta:generator>LibreOffice/5.0.2.2$Windows_x86 LibreOffice_project/37b43f919e4de5eeaca9b9755ed688758a8251fe</meta:generator>
    <meta:document-statistic meta:table-count="0" meta:image-count="0" meta:object-count="0" meta:page-count="1" meta:paragraph-count="19" meta:word-count="119" meta:character-count="717" meta:non-whitespace-character-count="5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